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style:line-height-at-least="0.2291in" fo:widows="1" fo:text-indent="0in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List_20_Contents">
      <style:paragraph-properties fo:margin-left="0in" fo:margin-right="0in" style:line-height-at-least="0.2291in" fo:widows="1" fo:text-indent="0in" style:auto-text-indent="false" fo:padding-left="0.0417in" fo:padding-right="0.0417in" fo:padding-top="0.0193in" fo:padding-bottom="0.0193in" fo:border="0.06pt solid #dddddd"/>
      <style:text-properties style:font-name="Times New Roman" fo:font-size="14pt" style:font-size-asian="14pt" style:font-size-complex="14pt"/>
    </style:style>
    <style:style style:name="P3" style:family="paragraph" style:parent-style-name="List_20_Contents">
      <style:paragraph-properties fo:margin-left="0in" fo:margin-right="0in" fo:margin-top="0in" fo:margin-bottom="0.1965in" style:line-height-at-least="0.2291in" fo:widows="1" fo:text-indent="0in" style:auto-text-indent="false" fo:padding-left="0.0417in" fo:padding-right="0.0417in" fo:padding-top="0.0193in" fo:padding-bottom="0.0193in" fo:border="0.06pt solid #dddddd"/>
      <style:text-properties style:font-name="Times New Roman" fo:font-size="14pt" style:font-size-asian="14pt" style:font-size-complex="14pt"/>
    </style:style>
    <style:style style:name="P4" style:family="paragraph" style:parent-style-name="List_20_Heading">
      <style:paragraph-properties style:line-height-at-least="0.2291in" fo:widows="1"/>
      <style:text-properties style:font-name="Times New Roman" fo:font-size="14pt" style:font-size-asian="14pt" style:font-size-complex="14pt"/>
    </style:style>
    <style:style style:name="P5" style:family="paragraph" style:parent-style-name="List_20_Heading">
      <style:paragraph-properties fo:margin-left="0in" fo:margin-right="0in" style:line-height-at-least="0.2291in" fo:widows="1" fo:text-indent="0in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P10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1" style:family="text">
      <style:text-properties style:text-line-through-style="none" fo:language="zxx" fo:country="none" style:text-underline-style="none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style:text-line-through-style="none" fo:language="zxx" fo:country="none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text-line-through-style="none" fo:font-size="14pt" fo:language="zxx" fo:country="none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style:font-name="Times New Roman" fo:font-size="14pt" fo:font-weight="normal" style:font-size-asian="14pt" style:font-size-complex="14pt"/>
    </style:style>
    <style:style style:name="T5" style:family="text">
      <style:text-properties fo:font-variant="normal" fo:text-transform="none" fo:color="#252525" style:text-line-through-style="none" style:font-name="sans-serif" fo:font-size="10.5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variant="normal" fo:text-transform="none" fo:color="#252525" style:text-line-through-style="none" style:font-name="sans-serif" fo:font-size="10.5pt" fo:letter-spacing="normal" fo:language="en" fo:country="none" fo:font-style="italic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8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10" style:family="text">
      <style:text-properties fo:font-variant="normal" fo:text-transform="none" fo:color="#252525" style:font-name="sans-serif" fo:font-size="10.5pt" fo:letter-spacing="normal" fo:language="en" fo:country="none" fo:font-style="italic" fo:font-weight="normal"/>
    </style:style>
    <style:style style:name="T11" style:family="text">
      <style:text-properties fo:font-variant="normal" fo:text-transform="none" fo:color="#0b0080" style:text-line-through-style="none" style:font-name="sans-serif" fo:font-size="10.5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bold" style:text-blinking="false"/>
    </style:style>
    <style:style style:name="T13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00000" style:font-name="monospace" fo:font-size="10.5pt" fo:letter-spacing="normal" fo:font-style="normal" fo:font-weight="normal" fo:background-color="#f9f9f9"/>
    </style:style>
    <style:style style:name="T15" style:family="text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6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7" style:family="text">
      <style:text-properties fo:font-variant="normal" fo:text-transform="none" fo:color="#000000" style:text-line-through-style="none" style:font-name="sans-serif" fo:font-size="10.5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8" style:family="text">
      <style:text-properties fo:font-variant="normal" fo:text-transform="none" fo:color="#000000" style:text-line-through-style="none" style:font-name="sans-serif" fo:font-size="10.5pt" fo:letter-spacing="normal" fo:language="en" fo:country="none" fo:font-style="italic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9" style:family="text"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bold" style:text-blinking="false"/>
    </style:style>
    <style:style style:name="T20" style:family="text"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fo:color="#000000" style:text-line-through-style="none" style:font-name="sans-serif" fo:font-size="10.5pt" fo:letter-spacing="normal" fo:font-style="italic" style:text-underline-style="none" fo:font-weight="normal" style:text-blinking="false"/>
    </style:style>
    <style:style style:name="T22" style:family="text">
      <style:text-properties fo:font-variant="normal" fo:text-transform="none" fo:color="#000000" style:text-line-through-style="none" style:font-name="sans-serif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3" style:family="text">
      <style:text-properties fo:font-variant="normal" fo:text-transform="none" fo:color="#000000" style:text-line-through-style="none" style:font-name="sans-serif" fo:font-size="14pt" fo:letter-spacing="normal" fo:language="en" fo:country="none" fo:font-style="italic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4" style:family="text">
      <style:text-properties fo:font-variant="normal" fo:text-transform="none" fo:color="#000000" style:text-line-through-style="none" style:font-name="sans-serif" fo:letter-spacing="normal" fo:font-style="normal" style:text-underline-style="none" fo:font-weight="bold" style:text-blinking="false"/>
    </style:style>
    <style:style style:name="T25" style:family="text">
      <style:text-properties fo:font-variant="normal" fo:text-transform="none" fo:color="#000000" style:text-line-through-style="none" style:font-name="sans-serif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7" style:family="text">
      <style:text-properties fo:font-variant="normal" fo:text-transform="none" fo:color="#000000" style:text-line-through-style="none" style:font-name="Times New Roman" fo:font-size="14pt" fo:letter-spacing="normal" fo:language="en" fo:country="none" fo:font-style="italic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8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/>
    </style:style>
    <style:style style:name="T29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000000" style:font-name="sans-serif" fo:font-size="10.5pt" fo:letter-spacing="normal" fo:font-style="normal" fo:font-weight="bold"/>
    </style:style>
    <style:style style:name="T31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32" style:family="text">
      <style:text-properties fo:font-variant="normal" fo:text-transform="none" fo:color="#000000" style:font-name="sans-serif" fo:font-size="10.5pt" fo:letter-spacing="normal" fo:font-style="italic" fo:font-weight="normal"/>
    </style:style>
    <style:style style:name="T33" style:family="text">
      <style:text-properties fo:font-variant="normal" fo:text-transform="none" fo:color="#000000" style:font-name="sans-serif" fo:font-size="10.5pt" fo:letter-spacing="normal" fo:language="en" fo:country="none" fo:font-style="italic" fo:font-weight="normal"/>
    </style:style>
    <style:style style:name="T34" style:family="text">
      <style:text-properties fo:font-variant="normal" fo:text-transform="none" fo:color="#000000" style:font-name="sans-serif" fo:letter-spacing="normal" fo:font-style="normal" fo:font-weight="bold"/>
    </style:style>
    <style:style style:name="T35" style:family="text">
      <style:text-properties fo:font-variant="normal" fo:text-transform="none" fo:color="#000000" style:font-name="sans-serif" fo:letter-spacing="normal" fo:font-style="normal" fo:font-weight="normal"/>
    </style:style>
    <style:style style:name="T36" style:family="text">
      <style:text-properties fo:font-variant="normal" fo:text-transform="none" fo:color="#000000" style:font-name="sans-serif" fo:letter-spacing="normal" fo:font-style="italic" fo:font-weight="normal"/>
    </style:style>
    <style:style style:name="T37" style:family="text">
      <style:text-properties fo:font-variant="normal" fo:text-transform="none" fo:color="#000000" style:font-name="sans-serif" fo:letter-spacing="normal" fo:language="en" fo:country="none" fo:font-style="italic" fo:font-weight="normal"/>
    </style:style>
    <style:style style:name="T38" style:family="text">
      <style:text-properties fo:font-variant="normal" fo:text-transform="none" fo:color="#000000" fo:letter-spacing="normal" fo:font-style="normal" fo:font-weight="bold"/>
    </style:style>
    <style:style style:name="T39" style:family="text">
      <style:text-properties fo:font-variant="normal" fo:text-transform="none" fo:color="#000000" fo:letter-spacing="normal" fo:font-style="normal" fo:font-weight="normal"/>
    </style:style>
    <style:style style:name="T40" style:family="text">
      <style:text-properties fo:font-variant="normal" fo:text-transform="none" fo:color="#000000" fo:letter-spacing="normal" fo:font-style="italic" fo:font-weight="normal"/>
    </style:style>
    <style:style style:name="T41" style:family="text">
      <style:text-properties fo:font-variant="normal" fo:text-transform="none" fo:color="#000000" fo:letter-spacing="normal" fo:language="en" fo:country="none" fo:font-style="italic" fo:font-weight="normal"/>
    </style:style>
    <style:style style:name="T42" style:family="text">
      <style:text-properties fo:font-variant="normal" fo:text-transform="none" fo:color="#a55858" style:text-line-through-style="none" style:font-name="sans-serif" fo:font-size="10.5pt" fo:letter-spacing="normal" fo:font-style="normal" style:text-underline-style="none" fo:font-weight="bold" style:text-blinking="false"/>
    </style:style>
    <style:style style:name="T43" style:family="text">
      <style:text-properties fo:font-variant="normal" fo:text-transform="none" fo:color="#a55858" style:text-line-through-style="none" style:font-name="sans-serif" fo:font-size="10.5pt" fo:letter-spacing="normal" fo:font-style="italic" style:text-underline-style="none" fo:font-weight="normal" style:text-blinking="false"/>
    </style:style>
    <style:style style:name="T44" style:family="text">
      <style:text-properties fo:font-variant="normal" fo:text-transform="none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45" style:family="text">
      <style:text-properties fo:font-variant="normal" fo:text-transform="none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6" style:family="text">
      <style:text-properties fo:font-variant="normal" fo:text-transform="none" style:text-line-through-style="none" style:font-name="sans-serif" fo:font-size="10.5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7" style:family="text">
      <style:text-properties fo:font-variant="normal" fo:text-transform="none" style:text-line-through-style="none" style:font-name="sans-serif" fo:font-size="10.5pt" fo:letter-spacing="normal" fo:language="en" fo:country="none" fo:font-style="italic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8" style:family="text">
      <style:text-properties fo:font-variant="normal" fo:text-transform="none" style:text-line-through-style="none" style:font-name="sans-serif" fo:font-size="10.5pt" fo:letter-spacing="normal" fo:font-style="normal" style:text-underline-style="none" fo:font-weight="bold" style:text-blinking="false"/>
    </style:style>
    <style:style style:name="T49" style:family="text">
      <style:text-properties fo:font-variant="normal" fo:text-transform="none" style:text-line-through-style="none" style:font-name="sans-serif" fo:font-size="10.5pt" fo:letter-spacing="normal" fo:font-style="normal" style:text-underline-style="none" fo:font-weight="normal" style:text-blinking="false"/>
    </style:style>
    <style:style style:name="T50" style:family="text">
      <style:text-properties fo:font-variant="normal" fo:text-transform="none" style:text-line-through-style="none" style:font-name="sans-serif" fo:font-size="10.5pt" fo:letter-spacing="normal" fo:font-style="italic" style:text-underline-style="none" fo:font-weight="normal" style:text-blinking="false"/>
    </style:style>
    <style:style style:name="T51" style:family="text">
      <style:text-properties fo:font-variant="normal" fo:text-transform="none" style:font-name="sans-serif" fo:font-size="10.5pt" fo:letter-spacing="normal" fo:font-style="normal" fo:font-weight="bold"/>
    </style:style>
    <style:style style:name="T52" style:family="text">
      <style:text-properties fo:font-variant="normal" fo:text-transform="none" style:font-name="sans-serif" fo:font-size="10.5pt" fo:letter-spacing="normal" fo:font-style="normal" fo:font-weight="normal"/>
    </style:style>
    <style:style style:name="T53" style:family="text">
      <style:text-properties fo:font-variant="normal" fo:text-transform="none" style:font-name="sans-serif" fo:font-size="10.5pt" fo:letter-spacing="normal" fo:font-style="italic" fo:font-weight="normal"/>
    </style:style>
    <style:style style:name="T54" style:family="text">
      <style:text-properties fo:font-variant="normal" fo:text-transform="none" style:font-name="sans-serif" fo:font-size="10.5pt" fo:letter-spacing="normal" fo:language="en" fo:country="none" fo:font-style="italic" fo:font-weight="normal"/>
    </style:style>
    <style:style style:name="T55" style:family="text">
      <style:text-properties fo:font-variant="normal" fo:text-transform="none" style:font-name="monospace" fo:font-size="10.5pt" fo:letter-spacing="normal" fo:font-style="normal" fo:font-weight="normal" fo:background-color="#f9f9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5">6.2</text:span><text:span text:style-name="T16"> </text:span><text:span text:style-name="T16">В результаті дослідження Дебори Дж. Армстронг (англ. </text:span><text:span text:style-name="T27">Deborah J. Armstrong</text:span><text:span text:style-name="T16">)</text:span><text:bookmark text:name="cite_ref-ArmstrongQuarks_4-0"/><text:span text:style-name="T16">[4] комп'ютерної літератури, що була видана протягом останніх 40 років, вдалось відокремити фундаментальні поняття (принципи), використані у переважній більшості визначень об'єктно-орієнтованого програмування. До них належить:</text:span></text:p>
      <text:p text:style-name="P5"><text:span text:style-name="T28">Клас</text:span><text:span text:style-name="T38"> </text:span></text:p>
      <text:p text:style-name="P2"><text:span text:style-name="T39">Клас визначає абстрактні характеристики деякої сутності, включаючи характеристики самої сутності (її </text:span><text:span text:style-name="T38">атрибути</text:span><text:span text:style-name="T39"> або </text:span><text:span text:style-name="T38">властивості</text:span><text:span text:style-name="T39">) та дії, які вона здатна виконувати (її</text:span><text:span text:style-name="T38">поведінки</text:span><text:span text:style-name="T39">, </text:span><text:span text:style-name="T28">методи</text:span><text:span text:style-name="T39"> або </text:span><text:span text:style-name="T38">можливості</text:span><text:span text:style-name="T39">).Властивості та методи класу, разом називаються його </text:span><text:span text:style-name="T38">членами</text:span><text:span text:style-name="T39">.</text:span></text:p>
      <text:p text:style-name="P4"><text:span text:style-name="T28">Об'єкт</text:span><text:span text:style-name="T38"> </text:span></text:p>
      <text:p text:style-name="P2"><text:span text:style-name="T39">Окремий </text:span><text:span text:style-name="T40">екземпляр</text:span><text:span text:style-name="T39"> класу (створюється після запуску програми і ініціалізації полів класу). </text:span></text:p>
      <text:p text:style-name="P4"><text:span text:style-name="T28">Метод</text:span><text:span text:style-name="T38"> </text:span></text:p>
      <text:p text:style-name="P2"><text:span text:style-name="T39">Можливості об'єкта. (функції)</text:span></text:p>
      <text:p text:style-name="P4"><text:span text:style-name="T28">Обмін повідомленнями</text:span><text:span text:style-name="T38"> </text:span></text:p>
      <text:p text:style-name="P1"><text:span text:style-name="T39">«Передача даних від одного процесу іншому, або надсилання викликів методів.»</text:span></text:p>
      <text:p text:style-name="P4"><text:span text:style-name="T28">Успадкування</text:span><text:span text:style-name="T38"> (наслідування) </text:span></text:p>
      <text:p text:style-name="P2"><text:span text:style-name="T39">Клас може мати «підкласи», спеціалізовані, розширені версії надкласу. Можуть навіть утворюватись цілі дерева успадкування. </text:span></text:p>
      <text:p text:style-name="P4"><text:span text:style-name="T28">Приховування інформації</text:span><text:span text:style-name="T38"> (інкапсуляція) </text:span></text:p>
      <text:p text:style-name="P2"><text:span text:style-name="T39">Приховування деталей про роботу класів від об'єктів, що їх використовують або надсилають їм повідомлення. <text:s/>Часто, члени класу позначаються як </text:span><text:span text:style-name="T38">публічні</text:span><text:span text:style-name="T39"> (</text:span><text:span text:style-name="T29">англ.</text:span><text:span text:style-name="T39"> </text:span><text:span text:style-name="T41">public</text:span><text:span text:style-name="T39">), </text:span><text:span text:style-name="T38">захищені</text:span><text:span text:style-name="T39"> (</text:span><text:span text:style-name="T29">англ.</text:span><text:span text:style-name="T39"> </text:span><text:span text:style-name="T41">protected</text:span><text:span text:style-name="T39">) та </text:span><text:span text:style-name="T38">приватні</text:span><text:span text:style-name="T39"> (</text:span><text:span text:style-name="T29">англ.</text:span><text:span text:style-name="T39"> </text:span><text:span text:style-name="T41">private</text:span><text:span text:style-name="T39">), визначаючи, чи доступні вони всім класам, підкласам, або лише до класу в якому їх визначено. </text:span></text:p>
      <text:p text:style-name="P4"><text:span text:style-name="T28">Абстрагування</text:span><text:span text:style-name="T38"> </text:span></text:p>
      <text:p text:style-name="P2"><text:span text:style-name="T39">Спрощення складної дійсності шляхом моделювання класів, що відповідають проблемі, та використання найприйнятнішого рівня деталізації окремих аспектів проблеми.</text:span></text:p>
      <text:p text:style-name="P4"><text:span text:style-name="T28">Поліморфізм</text:span><text:span text:style-name="T38"> </text:span></text:p>
      <text:p text:style-name="P3"><text:span text:style-name="T39">Поліморфізм означає залежність поведінки від класу, в якому ця поведінка викликається, тобто, два або більше класів можуть реагувати </text:span><text:span text:style-name="T40">по-різному</text:span><text:span text:style-name="T39"> на </text:span><text:span text:style-name="T40">однакові повідомлення</text:span><text:span text:style-name="T39">. </text:span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monospace" svg:font-family="monospace, Courier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47:26</dc:date>
    <dc:creator>mark </dc:creator>
    <meta:editing-duration>PT3S</meta:editing-duration>
    <meta:editing-cycles>30</meta:editing-cycles>
    <meta:document-statistic meta:table-count="0" meta:image-count="0" meta:object-count="0" meta:page-count="1" meta:paragraph-count="17" meta:word-count="199" meta:character-count="1658" meta:non-whitespace-character-count="1463"/>
  </office:meta>
</office:document-meta>
</file>